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5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03bf2a" style:font-size-asian="12pt" style:font-size-complex="12pt"/>
    </style:style>
    <style:style style:name="P7" style:family="paragraph" style:parent-style-name="Standard">
      <style:text-properties fo:font-size="12pt" officeooo:rsid="0012e87b" officeooo:paragraph-rsid="0012e87b" style:font-size-asian="12pt" style:font-size-complex="12pt"/>
    </style:style>
    <style:style style:name="P8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5pt" officeooo:rsid="0003bf2a" officeooo:paragraph-rsid="0003bf2a" style:font-size-asian="4.34999990463257pt" style:font-size-complex="5pt"/>
    </style:style>
    <style:style style:name="P11" style:family="paragraph" style:parent-style-name="Standard">
      <style:text-properties fo:font-size="5pt" fo:font-weight="normal" officeooo:rsid="000e410c" officeooo:paragraph-rsid="000e410c" style:font-size-asian="4.34999990463257pt" style:font-weight-asian="normal" style:font-size-complex="5pt" style:font-weight-complex="normal"/>
    </style:style>
    <style:style style:name="P12" style:family="paragraph" style:parent-style-name="Standard">
      <style:text-properties officeooo:paragraph-rsid="0003bf2a"/>
    </style:style>
    <style:style style:name="P13" style:family="paragraph" style:parent-style-name="Standard"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text-properties fo:font-size="10pt" officeooo:paragraph-rsid="0003bf2a" style:font-size-asian="10pt" style:font-size-complex="10pt"/>
    </style:style>
    <style:style style:name="P15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16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17" style:family="paragraph" style:parent-style-name="Standard" style:list-style-name="L3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21" style:family="paragraph" style:parent-style-name="Standard" style:list-style-name="L3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22" style:family="paragraph" style:parent-style-name="Standard" style:list-style-name="L3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23" style:family="paragraph" style:parent-style-name="Standard" style:list-style-name="L3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P26" style:family="paragraph" style:parent-style-name="Standard" style:list-style-name="L3"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27" style:family="paragraph" style:parent-style-name="Standard" style:list-style-name="L3"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28" style:family="paragraph" style:parent-style-name="Standard" style:list-style-name="L3"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29" style:family="paragraph" style:parent-style-name="Standard" style:list-style-name="L4"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30" style:family="paragraph" style:parent-style-name="Standard" style:list-style-name="L4"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31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33" style:family="paragraph" style:parent-style-name="Standard" style:list-style-name="L5">
      <style:text-properties fo:font-size="12pt" officeooo:paragraph-rsid="000e410c" style:font-size-asian="12pt" style:font-size-complex="12pt"/>
    </style:style>
    <style:style style:name="P34" style:family="paragraph" style:parent-style-name="Standard" style:list-style-name="L5">
      <style:text-properties fo:font-size="12pt" officeooo:rsid="0014c875" officeooo:paragraph-rsid="0014c875" style:font-size-asian="12pt" style:font-size-complex="12pt"/>
    </style:style>
    <style:style style:name="P35" style:family="paragraph" style:parent-style-name="Standard" style:list-style-name="L5"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fo:font-weight="normal" officeooo:rsid="00190260" style:font-weight-asian="normal" style:font-weight-complex="normal"/>
    </style:style>
    <style:style style:name="T14" style:family="text">
      <style:text-properties officeooo:rsid="00060f90"/>
    </style:style>
    <style:style style:name="T15" style:family="text">
      <style:text-properties officeooo:rsid="000a582e"/>
    </style:style>
    <style:style style:name="T16" style:family="text">
      <style:text-properties officeooo:rsid="000c4c86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c4c86" style:font-size-asian="12pt" style:font-size-complex="12pt"/>
    </style:style>
    <style:style style:name="T19" style:family="text">
      <style:text-properties fo:font-size="12pt" officeooo:rsid="0003bf2a" style:font-size-asian="12pt" style:font-size-complex="12pt"/>
    </style:style>
    <style:style style:name="T20" style:family="text">
      <style:text-properties fo:font-size="12pt" officeooo:rsid="0012e87b" style:font-size-asian="12pt" style:font-size-complex="12pt"/>
    </style:style>
    <style:style style:name="T21" style:family="text">
      <style:text-properties fo:font-size="12pt" fo:font-weight="normal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7d1e2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officeooo:rsid="001180fd"/>
    </style:style>
    <style:style style:name="T28" style:family="text">
      <style:text-properties officeooo:rsid="0012e87b"/>
    </style:style>
    <style:style style:name="T29" style:family="text">
      <style:text-properties officeooo:rsid="0012ef48"/>
    </style:style>
    <style:style style:name="T30" style:family="text">
      <style:text-properties officeooo:rsid="00186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n Baker</text:p>
      <text:p text:style-name="P4">Graphics <text:span text:style-name="T30">and GPGPU</text:span> Programmer</text:p>
      <text:p text:style-name="P1">740-591-5195 - Athens, OH 45701 – <text:a xlink:type="simple" xlink:href="mailto:jb239812@ohio.edu" text:style-name="Internet_20_link" text:visited-style-name="Visited_20_Internet_20_Link"><text:span text:style-name="T27">jb239812@ohio.edu</text:span></text:a><text:span text:style-name="T27"> </text:span></text:p>
      <text:p text:style-name="P1"/>
      <text:p text:style-name="P13">Objective</text:p>
      <text:p text:style-name="P12"><text:span text:style-name="T19">Looking to explore new challenges related to graphics programming, where I can apply my programming abilities and mathematical knowledge. </text:span><text:span text:style-name="T20">I am excited about the potential of modern GPUs </text:span>and <text:span text:style-name="T28">look forward to</text:span> explor<text:span text:style-name="T29">ing</text:span> applications.</text:p>
      <text:p text:style-name="P10"/>
      <text:p text:style-name="P8">Education</text:p>
      <text:p text:style-name="P5">Ohio University Class of 2020 (<text:span text:style-name="T15">G</text:span>raduated December 2019)</text:p>
      <text:list xml:id="list4175036851" text:style-name="L1">
        <text:list-item>
          <text:p text:style-name="P14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10"/>
      <text:p text:style-name="P8">Work Experience</text:p>
      <text:p text:style-name="P6"><text:span text:style-name="T11">Ohio </text:span><text:span text:style-name="T12">University</text:span><text:span text:style-name="T11"> Stocker Center Computer Labs (Fall 2012-</text:span><text:span text:style-name="T3">December</text:span><text:span text:style-name="T11"> 2</text:span><text:span text:style-name="T3">019</text:span><text:span text:style-name="T11">)</text:span></text:p>
      <text:list xml:id="list3461987020" text:style-name="L2">
        <text:list-item>
          <text:p text:style-name="P15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5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6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10"/>
      <text:p text:style-name="P2"><text:span text:style-name="T25">Selected </text:span><text:span text:style-name="T24">Projects</text:span><text:span text:style-name="T26"> </text:span><text:span text:style-name="T21">– See </text:span><text:a xlink:type="simple" xlink:href="https://jbaker.graphics/writings/" text:style-name="Internet_20_link" text:visited-style-name="Visited_20_Internet_20_Link"><text:span text:style-name="T21">jbaker.graphics/writings</text:span></text:a><text:span text:style-name="T21"> for </text:span><text:span text:style-name="T22">M</text:span><text:span text:style-name="T21">ore </text:span><text:span text:style-name="T22">C</text:span><text:span text:style-name="T21">omplete </text:span><text:span text:style-name="T22">L</text:span><text:span text:style-name="T21">isting, as </text:span><text:span text:style-name="T22">w</text:span><text:span text:style-name="T21">ell as </text:span><text:span text:style-name="T22">D</text:span><text:span text:style-name="T21">etailed </text:span><text:span text:style-name="T22">Pr</text:span><text:span text:style-name="T21">oject </text:span><text:span text:style-name="T22">W</text:span><text:span text:style-name="T21">riteups.</text:span></text:p>
      <text:list xml:id="list2988815247" text:style-name="L3">
        <text:list-item>
          <text:p text:style-name="P17"><text:a xlink:type="simple" xlink:href="https://jbaker.graphics/writings/voraldo1_1.html" text:style-name="Internet_20_link" text:visited-style-name="Visited_20_Internet_20_Link"><text:span text:style-name="T17">Voraldo</text:span></text:a><text:span text:style-name="T21">: An Interactive Volume Editor</text:span></text:p>
          <text:list>
            <text:list-item>
              <text:p text:style-name="P20"><text:span text:style-name="T1">GUI Interaction to </text:span><text:span text:style-name="T7">Set Geometry Parameters and Issue Draw Calls</text:span></text:p>
            </text:list-item>
            <text:list-item>
              <text:p text:style-name="P17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    </text:list-item>
            <text:list-item>
              <text:p text:style-name="P21"><text:span text:style-name="T1">Per-Pixel Raycast Rendering </text:span><text:span text:style-name="T6">of Voxels</text:span><text:span text:style-name="T1"> with Alpha Blending </text:span><text:span text:style-name="T8">Written in GLSL</text:span></text:p>
              <text:p text:style-name="P26"/>
            </text:list-item>
          </text:list>
        </text:list-item>
        <text:list-item>
          <text:p text:style-name="P22"><text:a xlink:type="simple" xlink:href="https://jbaker.graphics/writings/physarum.html" text:style-name="Internet_20_link" text:visited-style-name="Visited_20_Internet_20_Link"><text:span text:style-name="T18">P</text:span></text:a><text:a xlink:type="simple" xlink:href="https://jbaker.graphics/writings/physarum.html" text:style-name="Internet_20_link" text:visited-style-name="Visited_20_Internet_20_Link"><text:span text:style-name="T17">hysarum Polycephalum Simulation</text:span></text:a><text:span text:style-name="T21">:</text:span></text:p>
          <text:list>
            <text:list-item>
              <text:p text:style-name="P24">Combination of Agent-Based and Continuum-Based Simulation to Model the Behavior of Physarum Polycephalum Slime Mold</text:p>
            </text:list-item>
            <text:list-item>
              <text:p text:style-name="P24">All Computation Takes Place on the GPU Using GLSL</text:p>
              <text:p text:style-name="P27"/>
            </text:list-item>
          </text:list>
        </text:list-item>
        <text:list-item>
          <text:p text:style-name="P18"><text:a xlink:type="simple" xlink:href="https://jbaker.graphics/writings/markov.html" text:style-name="Internet_20_link" text:visited-style-name="Visited_20_Internet_20_Link"><text:span text:style-name="T17">Markov Chains for Text Generation</text:span></text:a></text:p>
          <text:list>
            <text:list-item>
              <text:p text:style-name="P19"><text:span text:style-name="T4">Done </text:span><text:span text:style-name="T5">U</text:span><text:span text:style-name="T3">sing </text:span><text:span text:style-name="T5">O</text:span><text:span text:style-name="T4">nly </text:span><text:span text:style-name="T3">STL Containers</text:span><text:span text:style-name="T4"> </text:span></text:p>
            </text:list-item>
          </text:list>
          <text:p text:style-name="P28"/>
        </text:list-item>
        <text:list-item>
          <text:p text:style-name="P17"><text:a xlink:type="simple" xlink:href="https://jbaker.graphics/writings/softbody2.html" text:style-name="Internet_20_link" text:visited-style-name="Visited_20_Internet_20_Link"><text:span text:style-name="T17">SoftBodies</text:span></text:a><text:span text:style-name="T21">: Realtime </text:span><text:span text:style-name="T23">3D </text:span><text:span text:style-name="T21">Soft Body Physics</text:span></text:p>
          <text:list>
            <text:list-item>
              <text:p text:style-name="P23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    </text:list-item>
            <text:list-item>
              <text:p text:style-name="P25">GUI Set Up for Tuning Simulation Parameters</text:p>
            </text:list-item>
          </text:list>
        </text:list-item>
      </text:list>
      <text:p text:style-name="P10"/>
      <text:p text:style-name="P9">Programming Experience</text:p>
      <text:list xml:id="list2912315247" text:style-name="L4">
        <text:list-item>
          <text:p text:style-name="P31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29"/>
        </text:list-item>
        <text:list-item>
          <text:p text:style-name="P31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SDL2 </text:span><text:span text:style-name="T13">C++ bindings</text:span><text:span text:style-name="T2">, </text:span><text:span text:style-name="T13">Renderdoc</text:span><text:span text:style-name="T2">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30"/>
        </text:list-item>
        <text:list-item>
          <text:p text:style-name="P32"><text:span text:style-name="T14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10"/>
      <text:p text:style-name="P8">Awards <text:span text:style-name="T16">and Activites</text:span></text:p>
      <text:list xml:id="list2530120482" text:style-name="L5">
        <text:list-item>
          <text:p text:style-name="P33"><text:span text:style-name="T11">Eagle Scout Rank (</text:span><text:span text:style-name="T12">BSA Troop 71, </text:span><text:span text:style-name="T11">September 22, 2011) and </text:span><text:span text:style-name="T5">C</text:span><text:span text:style-name="T11">urrent NESA </text:span><text:span text:style-name="T5">M</text:span><text:span text:style-name="T11">ember</text:span></text:p>
        </text:list-item>
        <text:list-item>
          <text:p text:style-name="P34"><text:span text:style-name="T11">A</text:span><text:span text:style-name="T1">CM SIGGRAPH Member and Annual Conference Attendee</text:span></text:p>
        </text:list-item>
        <text:list-item>
          <text:p text:style-name="P35">Maintain a Personal Website using HTML5, CSS and Javascript</text:p>
        </text:list-item>
      </text:list>
      <text:p text:style-name="P11"/>
      <text:p text:style-name="P7">References available upon requ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0-11-30T21:19:26.678128207</dc:date>
    <meta:editing-duration>PT1H8M3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40" meta:word-count="359" meta:character-count="2344" meta:non-whitespace-character-count="2041"/>
  </office:meta>
</office:document-meta>
</file>